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09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time in spark</text:p>
          </table:table-cell>
          <table:table-cell office:value-type="string" calcext:value-type="string">
            <text:p>applicationID</text:p>
          </table:table-cell>
          <table:table-cell office:value-type="string" calcext:value-type="string">
            <text:p>aggregate resource allocation</text:p>
          </table:table-cell>
          <table:table-cell office:value-type="string" calcext:value-type="string">
            <text:p>datset</text:p>
          </table:table-cell>
          <table:table-cell office:value-type="string" calcext:value-type="string">
            <text:p>output_dir</text:p>
          </table:table-cell>
          <table:table-cell office:value-type="string" calcext:value-type="string">
            <text:p>ur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13mins, 31sec</text:p>
          </table:table-cell>
          <table:table-cell office:value-type="string" calcext:value-type="string">
            <text:p>application_1552214754151_0094</text:p>
          </table:table-cell>
          <table:table-cell table:style-name="ce1" office:value-type="string" calcext:value-type="string">
            <text:p>30581039 MB-seconds, 4036 vcore-seconds </text:p>
          </table:table-cell>
          <table:table-cell office:value-type="string" calcext:value-type="string">
            <text:p>orkut.txt</text:p>
          </table:table-cell>
          <table:table-cell office:value-type="string" calcext:value-type="string">
            <text:p><text:span text:style-name="T2">user</text:span>sheshadrik/pr_spark_7</text:p>
          </table:table-cell>
          <table:table-cell office:value-type="string" calcext:value-type="string">
            <text:p>http://turing.cds.iisc.ac.in:8088/cluster/app/application_1552214754151_00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gerank (10 iter)</text:p>
          </table:table-cell>
          <table:table-cell table:style-name="ce1" office:value-type="string" calcext:value-type="string">
            <text:p>20mins, 23sec </text:p>
          </table:table-cell>
          <table:table-cell office:value-type="string" calcext:value-type="string">
            <text:p>Application_1552214754151_0095</text:p>
          </table:table-cell>
          <table:table-cell table:number-columns-repeated="3"/>
          <table:table-cell office:value-type="string" calcext:value-type="string">
            <text:p>http://turing.cds.iisc.ac.in:8088/proxy/application_1552214754151_0095/jobs/job?id=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7mins, 11sec </text:p>
          </table:table-cell>
          <table:table-cell office:value-type="string" calcext:value-type="string">
            <text:p>application_1552214754151_0170</text:p>
          </table:table-cell>
          <table:table-cell table:style-name="ce1" office:value-type="string" calcext:value-type="string">
            <text:p>16293829 MB-seconds, 2146 vcore-seconds </text:p>
          </table:table-cell>
          <table:table-cell office:value-type="string" calcext:value-type="string">
            <text:p>citpatents.txt</text:p>
          </table:table-cell>
          <table:table-cell/>
          <table:table-cell office:value-type="string" calcext:value-type="string">
            <text:p>http://turing.cds.iisc.ac.in:8088/proxy/application_1552214754151_0170/</text:p>
          </table:table-cell>
          <table:table-cell table:number-columns-repeated="5"/>
          <table:table-cell office:value-type="string" calcext:value-type="string">
            <text:p><text:s/>$SPARK_HOME/bin/spark-submit --class in.ds256.Assignment1.pr --master yarn --num-executors 4 --driver-memory 2024m --executor-memory 8G --executor-cores 2 /home/sheshadrik/assignment1/Code/target/Assignment1-1.0-SNAPSHOT-jar-with-dependencies.jar /user/ds256/a1/cit-Patents.txt /user/sheshadrik/cit_patents_5_iter/</text:p>
          </table:table-cell>
        </table:table-row>
        <table:table-row table:style-name="ro1">
          <table:table-cell office:value-type="string" calcext:value-type="string">
            <text:p>Pagerank (10 iter)</text:p>
          </table:table-cell>
          <table:table-cell table:style-name="ce1" office:value-type="string" calcext:value-type="string">
            <text:p>7mins, 5sec</text:p>
          </table:table-cell>
          <table:table-cell office:value-type="string" calcext:value-type="string">
            <text:p>Application_1552214754151_0207</text:p>
          </table:table-cell>
          <table:table-cell/>
          <table:table-cell office:value-type="string" calcext:value-type="string">
            <text:p>citpatents.txt</text:p>
          </table:table-cell>
          <table:table-cell/>
          <table:table-cell office:value-type="string" calcext:value-type="string">
            <text:p>http://turing.cds.iisc.ac.in:8088/proxy/application_1552214754151_0207/</text:p>
          </table:table-cell>
          <table:table-cell table:number-columns-repeated="5"/>
          <table:table-cell office:value-type="string" calcext:value-type="string">
            <text:p><text:s/>$SPARK_HOME/bin/spark-submit --class in.ds256.Assignment1.pr --master yarn --num-executors 4 --driver-memory 2024m --executor-memory 8G --executor-cores 2 /home/sheshadrik/assignment1/Code/target/Assignment1-1.0-SNAPSHOT-jar-with-dependencies.jar /user/ds256/a1/cit-Patents.txt /user/sheshadrik/cit_patents_10_iter/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6mins, 10sec</text:p>
          </table:table-cell>
          <table:table-cell office:value-type="string" calcext:value-type="string">
            <text:p>Application_1552214754151_0208</text:p>
          </table:table-cell>
          <table:table-cell/>
          <table:table-cell office:value-type="string" calcext:value-type="string">
            <text:p>citpatents.txt</text:p>
          </table:table-cell>
          <table:table-cell/>
          <table:table-cell office:value-type="string" calcext:value-type="string">
            <text:p><text:a xlink:href="http://turing.cds.iisc.ac.in:8088/proxy/application_1552214754151_0208/" xlink:type="simple">http://turing.cds.iisc.ac.in:8088/proxy/application_1552214754151_0208/</text:a></text:p>
          </table:table-cell>
          <table:table-cell table:number-columns-repeated="5"/>
          <table:table-cell office:value-type="string" calcext:value-type="string">
            <text:p><text:s/>$SPARK_HOME/bin/spark-submit --class in.ds256.Assignment1.pr --master yarn --num-executors 4 --driver-memory 2024m --executor-memory 8G --executor-cores 2 /home/sheshadrik/assignment1/Code/target/Assignment1-1.0-SNAPSHOT-jar-with-dependencies.jar /user/ds256/a1/cit-Patents.txt /user/sheshadrik/cit_patents_5_iter/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9mins, 15sec</text:p>
          </table:table-cell>
          <table:table-cell office:value-type="string" calcext:value-type="string">
            <text:p>Application_1552214754151_0209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proxy/application_1552214754151_0209/</text:p>
          </table:table-cell>
          <table:table-cell table:number-columns-repeated="5"/>
          <table:table-cell office:value-type="string" calcext:value-type="string">
            <text:p>$SPARK_HOME/bin/spark-submit --class in.ds256.Assignment1.pr --master yarn --num-executors 4 --driver-memory 2024m --executor-memory 8G --executor-cores 2 /home/sheshadrik/assignment1/Code/target/Assignment1-1.0-SNAPSHOT-jar-with-dependencies.jar /user/ds256/a1/soc-livj.txt /user/sheshadrik/soc_livj_5_iter/</text:p>
          </table:table-cell>
        </table:table-row>
        <table:table-row table:style-name="ro1">
          <table:table-cell office:value-type="string" calcext:value-type="string">
            <text:p>Pagerank (10 iter)</text:p>
          </table:table-cell>
          <table:table-cell table:style-name="ce1" office:value-type="string" calcext:value-type="string">
            <text:p>11mins, 48sec </text:p>
          </table:table-cell>
          <table:table-cell office:value-type="string" calcext:value-type="string">
            <text:p>Application_1552214754151_0210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proxy/application_1552214754151_0210/" xlink:type="simple">http://turing.cds.iisc.ac.in:8088/proxy/application_1552214754151_0210/</text:a></text:p>
          </table:table-cell>
          <table:table-cell table:number-columns-repeated="5"/>
          <table:table-cell office:value-type="string" calcext:value-type="string">
            <text:p>$SPARK_HOME/bin/spark-submit --class in.ds256.Assignment1.pr --master yarn --num-executors 4 --driver-memory 2024m --executor-memory 8G --executor-cores 2 /home/sheshadrik/assignment1/Code/target/Assignment1-1.0-SNAPSHOT-jar-with-dependencies.jar /user/ds256/a1/soc-livj.txt /user/sheshadrik/soc_livj_10_iter/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http://turing.cds.iisc.ac.in:8088/proxy/application_1552214754151_0097/</text:p>
          </table:table-cell>
          <table:table-cell table:number-columns-repeated="5"/>
          <table:table-cell office:value-type="string" calcext:value-type="string">
            <text:p><text:s/>$SPARK_HOME/bin/spark-submit --class in.ds256.Assignment1.wcc --master yarn --num-executors 4 --driver-memory 16000m --executor-memory 8G --executor-cores 4 /home/sheshadrik/assignment1/Code/target/Assignment1-1.0-SNAPSHOT-jar-with-dependencies.jar /user/ds256/a1/cit-Patents.txt /user/sheshadrik/wcc_3_spark/</text:p>
          </table:table-cell>
        </table:table-row>
        <table:table-row table:style-name="ro2">
          <table:table-cell office:value-type="string" calcext:value-type="string">
            <text:p>weakly connected </text:p>
          </table:table-cell>
          <table:table-cell table:style-name="ce1" office:value-type="string" calcext:value-type="string">
            <text:p>1hrs, 12mins, 39sec </text:p>
          </table:table-cell>
          <table:table-cell office:value-type="string" calcext:value-type="string">
            <text:p>application_1552214754151_0155 </text:p>
          </table:table-cell>
          <table:table-cell table:style-name="ce1" office:value-type="string" calcext:value-type="string">
            <text:p>165073678 MB-seconds, 21783 vcore-seconds </text:p>
          </table:table-cell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http://turing.cds.iisc.ac.in:8088/proxy/application_1552214754151_0100/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http://turing.cds.iisc.ac.in:8088/cluster/app/application_1552214754151_015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eakly connected </text:p>
          </table:table-cell>
          <table:table-cell table:number-columns-repeated="3"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proxy/application_1552214754151_0199/</text:p>
          </table:table-cell>
          <table:table-cell table:number-columns-repeated="5"/>
          <table:table-cell office:value-type="string" calcext:value-type="string">
            <text:p>http://turing.cds.iisc.ac.in:8088/proxy/application_1552214754151_0206/</text:p>
          </table:table-cell>
        </table:table-row>
        <table:table-row table:style-name="ro1">
          <table:table-cell office:value-type="string" calcext:value-type="string">
            <text:p>weakly connected </text:p>
          </table:table-cell>
          <table:table-cell table:number-columns-repeated="3"/>
          <table:table-cell office:value-type="string" calcext:value-type="string">
            <text:p>orkut.txt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iraph pagerank 5</text:p>
          </table:table-cell>
          <table:table-cell office:value-type="string" calcext:value-type="string">
            <text:p>2 minutes, 48 seconds</text:p>
          </table:table-cell>
          <table:table-cell office:value-type="string" calcext:value-type="string">
            <text:p>Application_1552214754151_0192</text:p>
          </table:table-cell>
          <table:table-cell table:style-name="ce1" office:value-type="string" calcext:value-type="string">
            <text:p>2mins, 48sec</text:p>
          </table:table-cell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http://turing.cds.iisc.ac.in:8088/cluster/app/application_1552214754151_0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raph pagerank 10</text:p>
          </table:table-cell>
          <table:table-cell office:value-type="string" calcext:value-type="string">
            <text:p>3 minutes, 39 seconds.</text:p>
          </table:table-cell>
          <table:table-cell office:value-type="string" calcext:value-type="string">
            <text:p>Application_1552214754151_0194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http://turing.cds.iisc.ac.in:8088/cluster/app/application_1552214754151_0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raph pagerank 10</text:p>
          </table:table-cell>
          <table:table-cell office:value-type="string" calcext:value-type="string">
            <text:p>6 minutes, 54 seconds.</text:p>
          </table:table-cell>
          <table:table-cell office:value-type="string" calcext:value-type="string">
            <text:p>Application_1552214754151_0201</text:p>
          </table:table-cell>
          <table:table-cell/>
          <table:table-cell office:value-type="string" calcext:value-type="string">
            <text:p>soc-livj.txt</text:p>
          </table:table-cell>
          <table:table-cell table:number-columns-repeated="7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output_soc-livj.txt -vof org.apache.giraph.io.formats.IdWithValueTextOutputFormat -op /user/sheshadrik/pr_10_iter_sheshadri_soc_livj_attempt.txt -ca giraph.pure.yarn.job=true,giraph.metrics.enable=true,giraph.logLevel=debug,sourceId=1,replicate=1 -yh 12000"</text:p>
          </table:table-cell>
        </table:table-row>
        <table:table-row table:style-name="ro1">
          <table:table-cell office:value-type="string" calcext:value-type="string">
            <text:p>giraph pagerank 5</text:p>
          </table:table-cell>
          <table:table-cell office:value-type="string" calcext:value-type="string">
            <text:p>2 minutes, 8 seconds</text:p>
          </table:table-cell>
          <table:table-cell office:value-type="string" calcext:value-type="string">
            <text:p>Application_1552214754151_0202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cluster/app/application_1552214754151_0202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output_soc-livj.txt -vof org.apache.giraph.io.formats.IdWithValueTextOutputFormat -op /user/sheshadrik/giraph_pr_5_iter_sheshadri_soc_livj_attempt_prince/ -ca giraph.pure.yarn.job=true,giraph.metrics.enable=true,giraph.logLevel=debug,sourceId=1,replicate=1 -yh 12000"</text:p>
          </table:table-cell>
        </table:table-row>
        <table:table-row table:style-name="ro1">
          <table:table-cell office:value-type="string" calcext:value-type="string">
            <text:p>giraph pagerank 10 (attempt 2)</text:p>
          </table:table-cell>
          <table:table-cell office:value-type="string" calcext:value-type="string">
            <text:p>3 minutes, 9 seconds</text:p>
          </table:table-cell>
          <table:table-cell office:value-type="string" calcext:value-type="string">
            <text:p>Application_1552214754151_0203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cluster/app/application_1552214754151_0203" xlink:type="simple">http://turing.cds.iisc.ac.in:8088/cluster/app/application_1552214754151_0203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output_soc-livj.txt -vof org.apache.giraph.io.formats.IdWithValueTextOutputFormat -op /user/sheshadrik/giraph_pr_10_iter_sheshadri_soc_livj_attempt_prince/ -ca giraph.pure.yarn.job=true,giraph.metrics.enable=true,giraph.logLevel=debug,sourceId=1,replicate=1 -yh 12000"</text:p>
          </table:table-cell>
        </table:table-row>
        <table:table-row table:style-name="ro1">
          <table:table-cell office:value-type="string" calcext:value-type="string">
            <text:p>giraph pagerank 5</text:p>
          </table:table-cell>
          <table:table-cell office:value-type="string" calcext:value-type="string">
            <text:p>1 minutes, 45 seconds.</text:p>
          </table:table-cell>
          <table:table-cell office:value-type="string" calcext:value-type="string">
            <text:p>Application_1552214754151_0205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http://turing.cds.iisc.ac.in:8088/cluster/app/application_1552214754151_0205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big_output.txt -vof org.apache.giraph.io.formats.IdWithValueTextOutputFormat -op /user/sheshadrik/giraph_pr_10_iter_sheshadri_cit_patents_prince/ -ca giraph.pure.yarn.job=true,giraph.metrics.enable=true,giraph.logLevel=debug,sourceId=1,replicate=1 -yh 12000"</text:p>
          </table:table-cell>
        </table:table-row>
        <table:table-row table:style-name="ro1">
          <table:table-cell office:value-type="string" calcext:value-type="string">
            <text:p>giraph pagerank 10</text:p>
          </table:table-cell>
          <table:table-cell office:value-type="string" calcext:value-type="string">
            <text:p>2 minutes, 20 seconds</text:p>
          </table:table-cell>
          <table:table-cell office:value-type="string" calcext:value-type="string">
            <text:p>Application_1552214754151_0204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<text:a xlink:href="http://turing.cds.iisc.ac.in:8088/cluster/app/application_1552214754151_0204" xlink:type="simple">http://turing.cds.iisc.ac.in:8088/cluster/app/application_1552214754151_0204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big_output.txt -vof org.apache.giraph.io.formats.IdWithValueTextOutputFormat -op /user/sheshadrik/giraph_pr_5_iter_sheshadri_cit_patents_prince/ -ca giraph.pure.yarn.job=true,giraph.metrics.enable=true,giraph.logLevel=debug,sourceId=1,replicate=1 -yh 12000"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orkut.txt </text:p>
          </table:table-cell>
          <table:table-cell office:value-type="string" calcext:value-type="string">
            <text:p>time to parse </text:p>
          </table:table-cell>
          <table:table-cell office:value-type="string" calcext:value-type="string">
            <text:p>The amount of time in seconds 5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c-livj.txt</text:p>
          </table:table-cell>
          <table:table-cell office:value-type="string" calcext:value-type="string">
            <text:p>time to parse </text:p>
          </table:table-cell>
          <table:table-cell office:value-type="string" calcext:value-type="string">
            <text:p>The amount of time in seconds 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patents</text:p>
          </table:table-cell>
          <table:table-cell office:value-type="string" calcext:value-type="string">
            <text:p>time in spark</text:p>
          </table:table-cell>
          <table:table-cell office:value-type="string" calcext:value-type="string">
            <text:p>The amount of time in seconds 126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3">
          <table:table-cell office:value-type="string" calcext:value-type="string">
            <text:p>giraph wcc</text:p>
          </table:table-cell>
          <table:table-cell office:value-type="string" calcext:value-type="string">
            <text:p>4 minutes, 10 seconds.</text:p>
          </table:table-cell>
          <table:table-cell office:value-type="string" calcext:value-type="string">
            <text:p><text:span text:style-name="T1">Application_</text:span>1552214754151_0197</text:p>
          </table:table-cell>
          <table:table-cell table:style-name="ce1" office:value-type="string" calcext:value-type="string">
            <text:p>21080535 MB-seconds, 1940 vcore-seconds </text:p>
          </table:table-cell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http://turing.cds.iisc.ac.in:8088/cluster/app/application_1552214754151_0197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WeaklyConnectedComponent "--workers 6 -vif org.apache.giraph.io.formats.JsonLongDoubleFloatDoubleVertexInputFormat -vip /user/sheshadrik/big_output.txt -vof org.apache.giraph.io.formats.IdWithValueTextOutputFormat -op /user/sheshadrik/wcc_sheshadri_final_final.txt -ca giraph.pure.yarn.job=true,giraph.metrics.enable=true,giraph.logLevel=debug,sourceId=1,replicate=1 -yh 12000"</text:p>
          </table:table-cell>
        </table:table-row>
        <table:table-row table:style-name="ro3">
          <table:table-cell office:value-type="string" calcext:value-type="string">
            <text:p>giraph wcc</text:p>
          </table:table-cell>
          <table:table-cell office:value-type="string" calcext:value-type="string">
            <text:p>1 minutes, 59 seconds</text:p>
          </table:table-cell>
          <table:table-cell office:value-type="string" calcext:value-type="string">
            <text:p>Application_1552214754151_0198</text:p>
          </table:table-cell>
          <table:table-cell table:style-name="ce1" office:value-type="string" calcext:value-type="string">
            <text:p>9118782 MB-seconds, 850 vcore-seconds</text:p>
          </table:table-cell>
          <table:table-cell office:value-type="string" calcext:value-type="string">
            <text:p>orkut.txt</text:p>
          </table:table-cell>
          <table:table-cell/>
          <table:table-cell office:value-type="string" calcext:value-type="string">
            <text:p><text:a xlink:href="http://turing.cds.iisc.ac.in:8088/cluster/app/application_1552214754151_0198" xlink:type="simple">http://turing.cds.iisc.ac.in:8088/cluster/app/application_1552214754151_0198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WeaklyConnectedComponent "--workers 6 -vif org.apache.giraph.io.formats.JsonLongDoubleFloatDoubleVertexInputFormat -vip /user/sheshadrik/output_orkut.txt -vof org.apache.giraph.io.formats.IdWithValueTextOutputFormat -op /user/sheshadrik/wcc_sheshadri_orkut_final.txt -ca giraph.pure.yarn.job=true,giraph.metrics.enable=true,giraph.logLevel=debug,sourceId=1,replicate=1 -yh 12000"</text:p>
          </table:table-cell>
        </table:table-row>
        <table:table-row table:style-name="ro3">
          <table:table-cell office:value-type="string" calcext:value-type="string">
            <text:p>giraph wcc</text:p>
          </table:table-cell>
          <table:table-cell table:style-name="ce1" office:value-type="string" calcext:value-type="string">
            <text:p>5mins, 34sec </text:p>
          </table:table-cell>
          <table:table-cell office:value-type="string" calcext:value-type="string">
            <text:p>Application_1552214754151_0200</text:p>
          </table:table-cell>
          <table:table-cell table:style-name="ce1" office:value-type="string" calcext:value-type="string">
            <text:p>28397798 MB-seconds, 2613 vcore-seconds</text:p>
          </table:table-cell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cluster/app/application_1552214754151_0200" xlink:type="simple">http://turing.cds.iisc.ac.in:8088/cluster/app/application_1552214754151_0200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WeaklyConnectedComponent "--workers 6 -vif org.apache.giraph.io.formats.JsonLongDoubleFloatDoubleVertexInputFormat -vip /user/sheshadrik/output_soc-livj.txt -vof org.apache.giraph.io.formats.IdWithValueTextOutputFormat -op /user/sheshadrik/wcc_sheshadri_soc_livj_attempt.txt -ca giraph.pure.yarn.job=true,giraph.metrics.enable=true,giraph.logLevel=debug,sourceId=1,replicate=1 -yh 12000"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park 6 workers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agerank (10 iter)</text:p>
          </table:table-cell>
          <table:table-cell table:style-name="ce1" office:value-type="string" calcext:value-type="string">
            <text:p>12mins, 26sec </text:p>
          </table:table-cell>
          <table:table-cell office:value-type="string" calcext:value-type="string">
            <text:p>Application_1552214754151_0211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proxy/application_1552214754151_0211</text:p>
          </table:table-cell>
          <table:table-cell table:number-columns-repeated="5"/>
          <table:table-cell office:value-type="string" calcext:value-type="string">
            <text:p>$SPARK_HOME/bin/spark-submit --class in.ds256.Assignment1.pr --master yarn --num-executors 6 --driver-memory 2024m --executor-memory 8G --executor-cores 2 /home/sheshadrik/assignment1/Code/target/Assignment1-1.0-SNAPSHOT-jar-with-dependencies.jar /user/ds256/a1/soc-livj.txt /user/sheshadrik/soc_livj_10_iter_6_cores/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9mins, 48sec </text:p>
          </table:table-cell>
          <table:table-cell office:value-type="string" calcext:value-type="string">
            <text:p>Application_1552214754151_0232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proxy/application_1552214754151_0232/</text:p>
          </table:table-cell>
          <table:table-cell table:number-columns-repeated="5"/>
          <table:table-cell office:value-type="string" calcext:value-type="string">
            <text:p><text:s/>$SPARK_HOME/bin/spark-submit --class in.ds256.Assignment1.pr --master yarn --num-executors 6 --driver-memory 2024m --executor-memory 8G --executor-cores 2 /home/sheshadrik/assignment1/Code/target/Assignment1-1.0-SNAPSHOT-jar-with-dependencies.jar /user/ds256/a1/soc-livj.txt /user/sheshadrik/soc_livj_5_iter_6_cores_swap_names_for_prev/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gerank (10 iter)</text:p>
          </table:table-cell>
          <table:table-cell office:value-type="string" calcext:value-type="string">
            <text:p>7mins 2 sec</text:p>
          </table:table-cell>
          <table:table-cell office:value-type="string" calcext:value-type="string">
            <text:p>Application_1552214754151_0212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http://turing.cds.iisc.ac.in:8088/proxy/application_1552214754151_0212/</text:p>
          </table:table-cell>
          <table:table-cell table:number-columns-repeated="5"/>
          <table:table-cell office:value-type="string" calcext:value-type="string">
            <text:p>$SPARK_HOME/bin/spark-submit --class in.ds256.Assignment1.pr --master yarn --num-executors 6 --driver-memory 2024m --executor-memory 8G --executor-cores 2 /home/sheshadrik/assignment1/Code/target/Assignment1-1.0-SNAPSHOT-jar-with-dependencies.jar /user/ds256/a1/cit-Patents.txt /user/sheshadrik/soc_livj_10_iter_6_cores/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6mins, 0sec</text:p>
          </table:table-cell>
          <table:table-cell office:value-type="string" calcext:value-type="string">
            <text:p>Application_1552214754151_0229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<text:a xlink:href="http://turing.cds.iisc.ac.in/" xlink:type="simple">http://turing.cds.iisc.ac.in</text:a>:8088/cluster/app/application_1552214754151_0229/</text:p>
          </table:table-cell>
          <table:table-cell table:number-columns-repeated="5"/>
          <table:table-cell office:value-type="string" calcext:value-type="string">
            <text:p>$SPARK_HOME/bin/spark-submit --class in.ds256.Assignment1.pr --master yarn --num-executors 6 --driver-memory 2024m --executor-memory 8G --executor-cores 2 /home/sheshadrik/assignment1/Code/target/Assignment1-1.0-SNAPSHOT-jar-with-dependencies.jar /user/ds256/a1/cit-Patents.txt /user/sheshadrik/soc_livj_5_iter_6_cores/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iraph 6w 8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gerank (10 iter)</text:p>
          </table:table-cell>
          <table:table-cell table:style-name="ce1" office:value-type="string" calcext:value-type="string">
            <text:p>2mins, 14sec</text:p>
          </table:table-cell>
          <table:table-cell office:value-type="string" calcext:value-type="string">
            <text:p>Application_1552214754151_0213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<text:a xlink:href="http://turing.cds.iisc.ac.in:8088/proxy/application_1552214754151_0213/" xlink:type="simple">http://turing.cds.iisc.ac.in:8088/proxy/application_1552214754151_0213/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big_output.txt -vof org.apache.giraph.io.formats.IdWithValueTextOutputFormat -op /user/sheshadrik/giraph_citpatents_6W_8G/ -ca giraph.pure.yarn.job=true,giraph.metrics.enable=true,giraph.logLevel=debug,sourceId=1,replicate=1 -yh 8096"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office:value-type="string" calcext:value-type="string">
            <text:p>1 minutes, 47 seconds</text:p>
          </table:table-cell>
          <table:table-cell office:value-type="string" calcext:value-type="string">
            <text:p>Application_1552214754151_0216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<text:a xlink:href="http://turing.cds.iisc.ac.in:8088/proxy/application_1552214754151_0216" xlink:type="simple">http://turing.cds.iisc.ac.in:8088/proxy/application_1552214754151_0216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big_output.txt -vof org.apache.giraph.io.formats.IdWithValueTextOutputFormat -op /user/sheshadrik/giraph_citpatents_6W_8G_5_iter/ -ca giraph.pure.yarn.job=true,giraph.metrics.enable=true,giraph.logLevel=debug,sourceId=1,replicate=1 -yh 80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gerank (10 iter)</text:p>
          </table:table-cell>
          <table:table-cell office:value-type="string" calcext:value-type="string">
            <text:p>3 minutes, 19 seconds</text:p>
          </table:table-cell>
          <table:table-cell office:value-type="string" calcext:value-type="string">
            <text:p>Application_1552214754151_0214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proxy/application_1552214754151_0214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output_soc-livj.txt -vof org.apache.giraph.io.formats.IdWithValueTextOutputFormat -op /user/sheshadrik/giraph_soc_livj_6W_8G/ -ca giraph.pure.yarn.job=true,giraph.metrics.enable=true,giraph.logLevel=debug,sourceId=1,replicate=1 -yh 8096"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office:value-type="string" calcext:value-type="string">
            <text:p>2 minutes, 9 seconds</text:p>
          </table:table-cell>
          <table:table-cell office:value-type="string" calcext:value-type="string">
            <text:p>Application_1552214754151_0215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proxy/application_1552214754151_0215" xlink:type="simple">http://turing.cds.iisc.ac.in:8088/proxy/application_1552214754151_0215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6 -vif org.apache.giraph.io.formats.JsonLongDoubleFloatDoubleVertexInputFormat -vip /user/sheshadrik/output_soc-livj.txt -vof org.apache.giraph.io.formats.IdWithValueTextOutputFormat -op /user/sheshadrik/giraph_soc_livj_6W_8G_5_iter/ -ca giraph.pure.yarn.job=true,giraph.metrics.enable=true,giraph.logLevel=debug,sourceId=1,replicate=1 -yh 8096"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giraph 4w 8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gerank (10 iter)</text:p>
          </table:table-cell>
          <table:table-cell office:value-type="string" calcext:value-type="string">
            <text:p>2 minutes, 36 seconds</text:p>
          </table:table-cell>
          <table:table-cell office:value-type="string" calcext:value-type="string">
            <text:p>application_1552214754151_0227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http://turing.cds.iisc.ac.in:8088/proxy/application_1552214754151_0227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4 -vif org.apache.giraph.io.formats.JsonLongDoubleFloatDoubleVertexInputFormat -vip /user/sheshadrik/output_soc-livj.txt -vof org.apache.giraph.io.formats.IdWithValueTextOutputFormat -op /user/sheshadrik/giraph_soclivj_4W_8G_10_iter_attempt2/ -ca giraph.pure.yarn.job=true,giraph.metrics.enable=true,giraph.logLevel=debug,sourceId=1,replicate=1 -yh 8096"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office:value-type="string" calcext:value-type="string">
            <text:p>1 minutes, 57 seconds</text:p>
          </table:table-cell>
          <table:table-cell office:value-type="string" calcext:value-type="string">
            <text:p>Application_1552214754151_0217</text:p>
          </table:table-cell>
          <table:table-cell/>
          <table:table-cell office:value-type="string" calcext:value-type="string">
            <text:p>citpatents</text:p>
          </table:table-cell>
          <table:table-cell/>
          <table:table-cell office:value-type="string" calcext:value-type="string">
            <text:p><text:a xlink:href="http://turing.cds.iisc.ac.in:8088/proxy/application_1552214754151_0217" xlink:type="simple">http://turing.cds.iisc.ac.in:8088/proxy/application_1552214754151_0217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4 -vif org.apache.giraph.io.formats.JsonLongDoubleFloatDoubleVertexInputFormat -vip /user/sheshadrik/big_output.txt -vof org.apache.giraph.io.formats.IdWithValueTextOutputFormat -op /user/sheshadrik/giraph_citpatents_4W_8G_5_iter/ -ca giraph.pure.yarn.job=true,giraph.metrics.enable=true,giraph.logLevel=debug,sourceId=1,replicate=1 -yh 8096"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gerank (10 iter)</text:p>
          </table:table-cell>
          <table:table-cell office:value-type="string" calcext:value-type="string">
            <text:p>4 minutes, 11 seconds</text:p>
          </table:table-cell>
          <table:table-cell office:value-type="string" calcext:value-type="string">
            <text:p>Application_1552214754151_0225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proxy/application_1552214754151_0225" xlink:type="simple">http://turing.cds.iisc.ac.in:8088/proxy/application_1552214754151_0225</text:a></text:p>
          </table:table-cell>
          <table:table-cell table:number-columns-repeated="5"/>
          <table:table-cell office:value-type="string" calcext:value-type="string">
            <text:p>/assignment1/Code/src/in/ds256/Assignment1/giraph$ runGiraphJob.sh /home/sheshadrik/assignment1/Code/target/Assignment1-1.0-SNAPSHOT-jar-with-dependencies.jar in.ds256.Assignment1.giraph.PageRank "--workers 4 -vif org.apache.giraph.io.formats.JsonLongDoubleFloatDoubleVertexInputFormat -vip /user/sheshadrik/output_soc-livj.txt -vof org.apache.giraph.io.formats.IdWithValueTextOutputFormat -op /user/sheshadrik/giraph_soclivj_4W_8G_10_iter_attempt2/ -ca giraph.pure.yarn.job=true,giraph.metrics.enable=true,giraph.logLevel=debug,sourceId=1,replicate=1 -yh 8096"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office:value-type="string" calcext:value-type="string">
            <text:p><text:s/>2 minutes, 5 seconds</text:p>
          </table:table-cell>
          <table:table-cell office:value-type="string" calcext:value-type="string">
            <text:p>Application_1552214754151_0219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proxy/application_1552214754151_0219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PageRank "--workers 4 -vif org.apache.giraph.io.formats.JsonLongDoubleFloatDoubleVertexInputFormat -vip /user/sheshadrik/output_soc-livj.txt -vof org.apache.giraph.io.formats.IdWithValueTextOutputFormat -op /user/sheshadrik/giraph_soclivj_4W_8G_5_iter_attempt2/ -ca giraph.pure.yarn.job=true,giraph.metrics.enable=true,giraph.logLevel=debug,sourceId=1,replicate=1 -yh 8096"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park 4w 8G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gerank (10 iter)</text:p>
          </table:table-cell>
          <table:table-cell table:style-name="ce1" office:value-type="string" calcext:value-type="string">
            <text:p>7mins, 5sec</text:p>
          </table:table-cell>
          <table:table-cell office:value-type="string" calcext:value-type="string">
            <text:p>Application_1552214754151_0207</text:p>
          </table:table-cell>
          <table:table-cell/>
          <table:table-cell office:value-type="string" calcext:value-type="string">
            <text:p>citpatents.txt</text:p>
          </table:table-cell>
          <table:table-cell/>
          <table:table-cell office:value-type="string" calcext:value-type="string">
            <text:p>http://turing.cds.iisc.ac.in:8088/proxy/application_1552214754151_0207/</text:p>
          </table:table-cell>
          <table:table-cell table:number-columns-repeated="5"/>
          <table:table-cell office:value-type="string" calcext:value-type="string">
            <text:p><text:s/>$SPARK_HOME/bin/spark-submit --class in.ds256.Assignment1.pr --master yarn --num-executors 4 --driver-memory 2024m --executor-memory 8G --executor-cores 2 /home/sheshadrik/assignment1/Code/target/Assignment1-1.0-SNAPSHOT-jar-with-dependencies.jar /user/ds256/a1/cit-Patents.txt /user/sheshadrik/cit_patents_10_iter/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6mins, 10sec</text:p>
          </table:table-cell>
          <table:table-cell office:value-type="string" calcext:value-type="string">
            <text:p>Application_1552214754151_0208</text:p>
          </table:table-cell>
          <table:table-cell/>
          <table:table-cell office:value-type="string" calcext:value-type="string">
            <text:p>citpatents.txt</text:p>
          </table:table-cell>
          <table:table-cell/>
          <table:table-cell office:value-type="string" calcext:value-type="string">
            <text:p><text:a xlink:href="http://turing.cds.iisc.ac.in:8088/proxy/application_1552214754151_0208/" xlink:type="simple">http://turing.cds.iisc.ac.in:8088/proxy/application_1552214754151_0208/</text:a></text:p>
          </table:table-cell>
          <table:table-cell table:number-columns-repeated="5"/>
          <table:table-cell office:value-type="string" calcext:value-type="string">
            <text:p><text:s/>$SPARK_HOME/bin/spark-submit --class in.ds256.Assignment1.pr --master yarn --num-executors 4 --driver-memory 2024m --executor-memory 8G --executor-cores 2 /home/sheshadrik/assignment1/Code/target/Assignment1-1.0-SNAPSHOT-jar-with-dependencies.jar /user/ds256/a1/cit-Patents.txt /user/sheshadrik/cit_patents_5_iter/</text:p>
          </table:table-cell>
        </table:table-row>
        <table:table-row table:style-name="ro1">
          <table:table-cell office:value-type="string" calcext:value-type="string">
            <text:p>Pagerank (5 iter)</text:p>
          </table:table-cell>
          <table:table-cell table:style-name="ce1" office:value-type="string" calcext:value-type="string">
            <text:p>9mins, 15sec</text:p>
          </table:table-cell>
          <table:table-cell office:value-type="string" calcext:value-type="string">
            <text:p>Application_1552214754151_0209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http://turing.cds.iisc.ac.in:8088/proxy/application_1552214754151_0209/</text:p>
          </table:table-cell>
          <table:table-cell table:number-columns-repeated="5"/>
          <table:table-cell office:value-type="string" calcext:value-type="string">
            <text:p>$SPARK_HOME/bin/spark-submit --class in.ds256.Assignment1.pr --master yarn --num-executors 4 --driver-memory 2024m --executor-memory 8G --executor-cores 2 /home/sheshadrik/assignment1/Code/target/Assignment1-1.0-SNAPSHOT-jar-with-dependencies.jar /user/ds256/a1/soc-livj.txt /user/sheshadrik/soc_livj_5_iter/</text:p>
          </table:table-cell>
        </table:table-row>
        <table:table-row table:style-name="ro1">
          <table:table-cell office:value-type="string" calcext:value-type="string">
            <text:p>Pagerank (10 iter)</text:p>
          </table:table-cell>
          <table:table-cell table:style-name="ce1" office:value-type="string" calcext:value-type="string">
            <text:p>11mins, 48sec </text:p>
          </table:table-cell>
          <table:table-cell office:value-type="string" calcext:value-type="string">
            <text:p>Application_1552214754151_0210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proxy/application_1552214754151_0210/" xlink:type="simple">http://turing.cds.iisc.ac.in:8088/proxy/application_1552214754151_0210/</text:a></text:p>
          </table:table-cell>
          <table:table-cell table:number-columns-repeated="5"/>
          <table:table-cell office:value-type="string" calcext:value-type="string">
            <text:p>$SPARK_HOME/bin/spark-submit --class in.ds256.Assignment1.pr --master yarn --num-executors 4 --driver-memory 2024m --executor-memory 8G --executor-cores 2 /home/sheshadrik/assignment1/Code/target/Assignment1-1.0-SNAPSHOT-jar-with-dependencies.jar /user/ds256/a1/soc-livj.txt /user/sheshadrik/soc_livj_10_iter/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weakly connected </text:p>
          </table:table-cell>
          <table:table-cell office:value-type="string" calcext:value-type="string">
            <text:p>7min 19sec</text:p>
          </table:table-cell>
          <table:table-cell office:value-type="string" calcext:value-type="string">
            <text:p>Application_1552214754151_0255</text:p>
          </table:table-cell>
          <table:table-cell/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proxy/application_1552214754151_0255/" xlink:type="simple">http://turing.cds.iisc.ac.in:8088/proxy/application_1552214754151_0255/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WeaklyConnectedComponent "--workers 4 -vif org.apache.giraph.io.formats.JsonLongDoubleFloatDoubleVertexInputFormat -vip /user/sheshadrik/output_soc-livj.txt -vof org.apache.giraph.io.formats.IdWithValueTextOutputFormat -op /user/sheshadrik/giraph_soclivj_4W_12G/ -ca giraph.pure.yarn.job=true,giraph.metrics.enable=true,giraph.logLevel=debug,sourceId=1,replicate=1 -yh 12000"</text:p>
          </table:table-cell>
        </table:table-row>
        <table:table-row table:style-name="ro1">
          <table:table-cell office:value-type="string" calcext:value-type="string">
            <text:p>weakly connected </text:p>
          </table:table-cell>
          <table:table-cell table:number-columns-repeated="3"/>
          <table:table-cell office:value-type="string" calcext:value-type="string">
            <text:p>citpatents</text:p>
          </table:table-cell>
          <table:table-cell table:number-columns-repeated="7"/>
          <table:table-cell office:value-type="string" calcext:value-type="string">
            <text:p>runGiraphJob.sh /home/sheshadrik/assignment1/Code/target/Assignment1-1.0-SNAPSHOT-jar-with-dependencies.jar in.ds256.Assignment1.giraph.WeaklyConnectedComponent "--workers 4 -vif org.apache.giraph.io.formats.JsonLongDoubleFloatDoubleVertexInputFormat -vip /user/sheshadrik/big_output.txt -vof org.apache.giraph.io.formats.IdWithValueTextOutputFormat -op /user/sheshadrik/giraph_soclivj_swap_4W_12G/ -ca giraph.pure.yarn.job=true,giraph.metrics.enable=true,giraph.logLevel=debug,sourceId=1,replicate=1 -yh 12000"</text:p>
          </table:table-cell>
        </table:table-row>
        <table:table-row table:style-name="ro3">
          <table:table-cell office:value-type="string" calcext:value-type="string">
            <text:p>giraph wcc</text:p>
          </table:table-cell>
          <table:table-cell table:style-name="ce1" office:value-type="string" calcext:value-type="string">
            <text:p>5mins, 34sec </text:p>
          </table:table-cell>
          <table:table-cell office:value-type="string" calcext:value-type="string">
            <text:p>Application_1552214754151_0200</text:p>
          </table:table-cell>
          <table:table-cell table:style-name="ce1" office:value-type="string" calcext:value-type="string">
            <text:p>28397798 MB-seconds, 2613 vcore-seconds</text:p>
          </table:table-cell>
          <table:table-cell office:value-type="string" calcext:value-type="string">
            <text:p>soc-livj.txt</text:p>
          </table:table-cell>
          <table:table-cell/>
          <table:table-cell office:value-type="string" calcext:value-type="string">
            <text:p><text:a xlink:href="http://turing.cds.iisc.ac.in:8088/cluster/app/application_1552214754151_0200" xlink:type="simple">http://turing.cds.iisc.ac.in:8088/cluster/app/application_1552214754151_0200</text:a></text:p>
          </table:table-cell>
          <table:table-cell table:number-columns-repeated="5"/>
          <table:table-cell office:value-type="string" calcext:value-type="string">
            <text:p>runGiraphJob.sh /home/sheshadrik/assignment1/Code/target/Assignment1-1.0-SNAPSHOT-jar-with-dependencies.jar in.ds256.Assignment1.giraph.WeaklyConnectedComponent "--workers 6 -vif org.apache.giraph.io.formats.JsonLongDoubleFloatDoubleVertexInputFormat -vip /user/sheshadrik/output_soc-livj.txt -vof org.apache.giraph.io.formats.IdWithValueTextOutputFormat -op /user/sheshadrik/wcc_sheshadri_soc_livj_attempt.txt -ca giraph.pure.yarn.job=true,giraph.metrics.enable=true,giraph.logLevel=debug,sourceId=1,replicate=1 -yh 12000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22:00:07.904217435</dc:date>
    <meta:editing-duration>PT3H36M15S</meta:editing-duration>
    <meta:editing-cycles>7</meta:editing-cycles>
    <meta:generator>LibreOffice/6.0.7.3$Linux_X86_64 LibreOffice_project/00m0$Build-3</meta:generator>
    <meta:document-statistic meta:table-count="1" meta:cell-count="250" meta:object-count="0"/>
  </office:meta>
</office:document-meta>
</file>